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2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5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7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9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0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1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8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00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0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0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06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07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1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2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2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28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32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3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51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7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8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9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9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9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523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2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3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3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3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4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574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582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58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59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592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9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00:33:15.6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17T23:06:45.757000000</dc:date>
    <meta:editing-duration>P44DT32M19S</meta:editing-duration>
    <meta:editing-cycles>1078</meta:editing-cycles>
    <meta:generator>LibreOffice/5.2.6.2$Windows_x86 LibreOffice_project/a3100ed2409ebf1c212f5048fbe377c281438fdc</meta:generator>
    <dc:creator>James Petts</dc:creator>
    <meta:document-statistic meta:table-count="3" meta:cell-count="3641" meta:object-count="0"/>
  </office:meta>
</office:document-meta>
</file>